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officeooo:paragraph-rsid="001b51fa"/>
    </style:style>
    <style:style style:name="P3" style:family="paragraph" style:parent-style-name="Heading_20_3">
      <style:paragraph-properties fo:margin-left="0in" fo:margin-right="0in" fo:text-align="start" style:justify-single-word="false" fo:orphans="2" fo:widows="2" fo:text-indent="0in" style:auto-text-indent="false"/>
      <style:text-properties style:font-name="Arial1"/>
    </style:style>
    <style:style style:name="P4" style:family="paragraph" style:parent-style-name="Heading_20_3">
      <style:paragraph-properties fo:margin-left="0in" fo:margin-right="0in" fo:text-align="start" style:justify-single-word="false" fo:orphans="2" fo:widows="2" fo:text-indent="0in" style:auto-text-indent="false"/>
      <style:text-properties style:font-name="Arial1" officeooo:paragraph-rsid="00215f93"/>
    </style:style>
    <style:style style:name="P5"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Arial1" fo:font-size="12pt" fo:letter-spacing="normal" fo:font-style="normal" fo:font-weight="normal" officeooo:paragraph-rsid="00215f93" style:font-size-asian="12pt" style:font-weight-asian="normal" style:font-size-complex="12pt" style:font-weight-complex="normal"/>
    </style:style>
    <style:style style:name="P6" style:family="paragraph" style:parent-style-name="List_20_Contents" style:list-style-name="L1">
      <style:paragraph-properties fo:margin-top="0in" fo:margin-bottom="0.1965in" style:contextual-spacing="false" fo:text-align="justify" style:justify-single-word="false" fo:orphans="2" fo:widows="2" fo:text-indent="0in" style:auto-text-indent="fals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P7" style:family="paragraph" style:parent-style-name="List_20_Contents">
      <style:paragraph-properties fo:margin-top="0in" fo:margin-bottom="0.1965in" style:contextual-spacing="false" fo:text-align="justify" style:justify-single-word="false" fo:orphans="2" fo:widows="2" fo:text-indent="0in" style:auto-text-indent="fals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P8" style:family="paragraph" style:parent-style-name="List_20_Heading">
      <style:paragraph-properties fo:margin-left="0in" fo:margin-right="0in" fo:margin-top="0in" fo:margin-bottom="0.1965in" style:contextual-spacing="false" fo:text-align="justify" style:justify-single-word="false" fo:orphans="2" fo:widows="2" fo:text-indent="0in" style:auto-text-indent="fals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P9" style:family="paragraph" style:parent-style-name="List_20_Heading">
      <style:paragraph-properties fo:margin-left="0in" fo:margin-right="0in" fo:margin-top="0in" fo:margin-bottom="0.1965in" style:contextual-spacing="false" fo:text-align="justify" style:justify-single-word="false" fo:orphans="2" fo:widows="2" fo:text-indent="0in" style:auto-text-indent="false"/>
      <style:text-properties style:font-name="Arial1"/>
    </style:style>
    <style:style style:name="P10" style:family="paragraph" style:parent-style-name="List_20_Heading">
      <style:paragraph-properties fo:margin-left="0in" fo:margin-right="0in" fo:margin-top="0in" fo:margin-bottom="0.1965in" style:contextual-spacing="false" fo:text-align="justify" style:justify-single-word="false" fo:orphans="2" fo:widows="2" fo:text-indent="0in" style:auto-text-indent="false"/>
      <style:text-properties style:font-name="Arial1"/>
    </style:style>
    <style:style style:name="P11" style:family="paragraph" style:parent-style-name="Standard">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P12" style:family="paragraph" style:parent-style-name="Standard">
      <style:text-properties style:font-name="Arial1"/>
    </style:style>
    <style:style style:name="P13" style:family="paragraph" style:parent-style-name="Standard" style:list-style-name="">
      <style:text-properties style:font-name="Arial1"/>
    </style:style>
    <style:style style:name="P14" style:family="paragraph" style:parent-style-name="Standard">
      <style:text-properties style:font-name="Arial1" officeooo:paragraph-rsid="002380bb"/>
    </style:style>
    <style:style style:name="P15" style:family="paragraph" style:parent-style-name="Standard">
      <style:text-properties style:font-name="Arial1"/>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T1" style:family="text">
      <style:text-properties officeooo:rsid="001b51fa"/>
    </style:style>
    <style:style style:name="T2" style:family="text">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loext:opacity="100%" fo:font-size="12pt" fo:letter-spacing="normal" fo:font-style="normal" fo:font-weight="normal" fo:background-color="#fefd80" loext:char-shading-value="0" style:font-size-asian="12pt" style:font-weight-asian="normal" style:font-size-complex="12pt" style:font-weight-complex="normal" loext:padding="0.0193in" loext:border="22.51pt solid #fefd80"/>
    </style:style>
    <style:style style:name="T5" style:family="text">
      <style:text-properties style:font-name="Arial1"/>
    </style:style>
    <style:style style:name="T6" style:family="text">
      <style:text-properties style:font-name="Arial1" officeooo:rsid="00215f93"/>
    </style:style>
    <style:style style:name="T7" style:family="text">
      <style:text-properties officeooo:rsid="00205ac3"/>
    </style:style>
    <style:style style:name="T8" style:family="text">
      <style:text-properties style:font-name="Arial1"/>
    </style:style>
    <style:style style:name="T9" style:family="text">
      <style:text-properties officeooo:rsid="00215f93"/>
    </style:style>
    <style:style style:name="T10" style:family="text">
      <style:text-properties officeooo:rsid="00219183"/>
    </style:style>
    <text:list-style style:name="L1">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2">
      <text:list-level-style-number text:level="1" text:style-name="Numbering_20_Symbols" loext:num-list-format="%1%." style:num-suffix="." style:num-format="a">
        <style:list-level-properties text:space-before="0.492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tracked-changes>
        <text:changed-region xml:id="ct1809475280496" text:id="ct1809475280496">
          <text:insertion>
            <office:change-info>
              <dc:creator>Unknown Author</dc:creator>
              <dc:date>2025-05-28T08:09:38.707000000</dc:date>
            </office:change-info>
          </text:insertion>
        </text:changed-region>
        <text:changed-region xml:id="ct1809475279632" text:id="ct1809475279632">
          <text:deletion>
            <office:change-info>
              <dc:creator>Unknown Author</dc:creator>
              <dc:date>2025-05-28T08:09:38.707000000</dc:date>
            </office:change-info>
            <text:p text:style-name="P11"><text:bookmark text:name="mozilla-public-license-version-2.0 Copy 1 Copy 1 Copy 1 Copy 1"/>Mozilla Public License<text:line-break/>Version 2.0</text:p>
            <text:p text:style-name="P1"/>
          </text:deletion>
        </text:changed-region>
        <text:changed-region xml:id="ct1809475284240" text:id="ct1809475284240">
          <text:insertion>
            <office:change-info>
              <dc:creator>Unknown Author</dc:creator>
              <dc:date>2025-05-28T08:09:38.707000000</dc:date>
            </office:change-info>
          </text:insertion>
        </text:changed-region>
        <text:changed-region xml:id="ct1809475284816" text:id="ct1809475284816">
          <text:insertion>
            <office:change-info>
              <dc:creator>Unknown Author</dc:creator>
              <dc:date>2025-05-28T08:09:38.707000000</dc:date>
            </office:change-info>
          </text:insertion>
        </text:changed-region>
        <text:changed-region xml:id="ct1809475275600" text:id="ct1809475275600">
          <text:deletion>
            <office:change-info>
              <dc:creator>Unknown Author</dc:creator>
              <dc:date>2025-05-28T08:09:38.707000000</dc:date>
            </office:change-info>
            <text:p text:style-name="P1">1.1. </text:p>
          </text:deletion>
        </text:changed-region>
        <text:changed-region xml:id="ct1809475281360" text:id="ct1809475281360">
          <text:insertion>
            <office:change-info>
              <dc:creator>Unknown Author</dc:creator>
              <dc:date>2025-05-28T08:09:38.707000000</dc:date>
            </office:change-info>
          </text:insertion>
        </text:changed-region>
        <text:changed-region xml:id="ct1809475275888" text:id="ct1809475275888">
          <text:deletion>
            <office:change-info>
              <dc:creator>Unknown Author</dc:creator>
              <dc:date>2025-05-28T08:09:38.707000000</dc:date>
            </office:change-info>
            <text:p text:style-name="P1">1.2. </text:p>
          </text:deletion>
        </text:changed-region>
        <text:changed-region xml:id="ct1809475287984" text:id="ct1809475287984">
          <text:insertion>
            <office:change-info>
              <dc:creator>Unknown Author</dc:creator>
              <dc:date>2025-05-28T08:09:38.707000000</dc:date>
            </office:change-info>
          </text:insertion>
        </text:changed-region>
        <text:changed-region xml:id="ct1809475285104" text:id="ct1809475285104">
          <text:deletion>
            <office:change-info>
              <dc:creator>Unknown Author</dc:creator>
              <dc:date>2025-05-28T08:09:38.707000000</dc:date>
            </office:change-info>
            <text:p text:style-name="P1"><text:span text:style-name="T3">’</text:span></text:p>
          </text:deletion>
        </text:changed-region>
        <text:changed-region xml:id="ct1809475285680" text:id="ct1809475285680">
          <text:insertion>
            <office:change-info>
              <dc:creator>Unknown Author</dc:creator>
              <dc:date>2025-05-28T08:09:38.707000000</dc:date>
            </office:change-info>
          </text:insertion>
        </text:changed-region>
        <text:changed-region xml:id="ct1809475287408" text:id="ct1809475287408">
          <text:deletion>
            <office:change-info>
              <dc:creator>Unknown Author</dc:creator>
              <dc:date>2025-05-28T08:09:38.707000000</dc:date>
            </office:change-info>
            <text:p text:style-name="P1">1.3. </text:p>
          </text:deletion>
        </text:changed-region>
        <text:changed-region xml:id="ct1809475277904" text:id="ct1809475277904">
          <text:insertion>
            <office:change-info>
              <dc:creator>Unknown Author</dc:creator>
              <dc:date>2025-05-28T08:09:38.707000000</dc:date>
            </office:change-info>
          </text:insertion>
        </text:changed-region>
        <text:changed-region xml:id="ct1809475285968" text:id="ct1809475285968">
          <text:deletion>
            <office:change-info>
              <dc:creator>Unknown Author</dc:creator>
              <dc:date>2025-05-28T08:09:38.707000000</dc:date>
            </office:change-info>
            <text:p text:style-name="P1">1.4. </text:p>
          </text:deletion>
        </text:changed-region>
        <text:changed-region xml:id="ct1809475286544" text:id="ct1809475286544">
          <text:insertion>
            <office:change-info>
              <dc:creator>Unknown Author</dc:creator>
              <dc:date>2025-05-28T08:09:38.707000000</dc:date>
            </office:change-info>
          </text:insertion>
        </text:changed-region>
        <text:changed-region xml:id="ct1809475281648" text:id="ct1809475281648">
          <text:deletion>
            <office:change-info>
              <dc:creator>Unknown Author</dc:creator>
              <dc:date>2025-05-28T08:09:38.707000000</dc:date>
            </office:change-info>
            <text:p text:style-name="P9">1.5. “Incompatible With Secondary Licenses”</text:p>
            <text:p text:style-name="P7">means</text:p>
            <text:list text:style-name="L1">
              <text:list-item>
                <text:p text:style-name="P6">that the initial Contributor has attached the notice described in Exhibit B to the Covered Software; or</text:p>
              </text:list-item>
              <text:list-item>
                <text:p text:style-name="P6">that the Covered Software was made available under the terms of version 1.1 or earlier of the License, but not also under the terms of a Secondary License.</text:p>
              </text:list-item>
            </text:list>
            <text:p text:style-name="P8">1.6. </text:p>
          </text:deletion>
        </text:changed-region>
        <text:changed-region xml:id="ct1809475278480" text:id="ct1809475278480">
          <text:deletion>
            <office:change-info>
              <dc:creator>Unknown Author</dc:creator>
              <dc:date>2025-05-28T08:09:38.707000000</dc:date>
            </office:change-info>
            <text:p text:style-name="P1">1.7. </text:p>
          </text:deletion>
        </text:changed-region>
        <text:changed-region xml:id="ct1809475281936" text:id="ct1809475281936">
          <text:deletion>
            <office:change-info>
              <dc:creator>Unknown Author</dc:creator>
              <dc:date>2025-05-28T08:09:38.707000000</dc:date>
            </office:change-info>
            <text:p text:style-name="P9"><text:span text:style-name="T3">1.8.</text:span></text:p>
          </text:deletion>
        </text:changed-region>
        <text:changed-region xml:id="ct1809475282224" text:id="ct1809475282224">
          <text:deletion>
            <office:change-info>
              <dc:creator>Unknown Author</dc:creator>
              <dc:date>2025-05-28T08:09:38.707000000</dc:date>
            </office:change-info>
            <text:p text:style-name="P9"><text:span text:style-name="T3"/></text:p>
            <text:p text:style-name="P8">1.9. </text:p>
          </text:deletion>
        </text:changed-region>
        <text:changed-region xml:id="ct1809475288560" text:id="ct1809475288560">
          <text:deletion>
            <office:change-info>
              <dc:creator>Unknown Author</dc:creator>
              <dc:date>2025-05-28T08:09:38.707000000</dc:date>
            </office:change-info>
            <text:p text:style-name="P9"><text:span text:style-name="T3">1.10. </text:span></text:p>
          </text:deletion>
        </text:changed-region>
        <text:changed-region xml:id="ct1809475276176" text:id="ct1809475276176">
          <text:deletion>
            <office:change-info>
              <dc:creator>Unknown Author</dc:creator>
              <dc:date>2025-05-28T08:09:38.707000000</dc:date>
            </office:change-info>
            <text:p text:style-name="P9"><text:span text:style-name="T3"/></text:p>
            <text:p text:style-name="P1"><text:span text:style-name="T3"/></text:p>
          </text:deletion>
        </text:changed-region>
        <text:changed-region xml:id="ct1809475276464" text:id="ct1809475276464">
          <text:insertion>
            <office:change-info>
              <dc:creator>Unknown Author</dc:creator>
              <dc:date>2025-05-28T08:09:38.707000000</dc:date>
            </office:change-info>
          </text:insertion>
        </text:changed-region>
        <text:changed-region xml:id="ct1809475286832" text:id="ct1809475286832">
          <text:insertion>
            <office:change-info>
              <dc:creator>Unknown Author</dc:creator>
              <dc:date>2025-05-28T08:09:38.707000000</dc:date>
            </office:change-info>
          </text:insertion>
        </text:changed-region>
        <text:changed-region xml:id="ct1809475278768" text:id="ct1809475278768">
          <text:insertion>
            <office:change-info>
              <dc:creator>Unknown Author</dc:creator>
              <dc:date>2025-05-28T08:09:38.707000000</dc:date>
            </office:change-info>
          </text:insertion>
        </text:changed-region>
        <text:changed-region xml:id="ct1809601084464" text:id="ct1809601084464">
          <text:deletion>
            <office:change-info>
              <dc:creator>Unknown Author</dc:creator>
              <dc:date>2025-05-28T08:09:38.707000000</dc:date>
            </office:change-info>
            <text:p text:style-name="P1">1.11. </text:p>
          </text:deletion>
        </text:changed-region>
        <text:changed-region xml:id="ct1809601092816" text:id="ct1809601092816">
          <text:insertion>
            <office:change-info>
              <dc:creator>Unknown Author</dc:creator>
              <dc:date>2025-05-28T08:09:38.707000000</dc:date>
            </office:change-info>
          </text:insertion>
        </text:changed-region>
        <text:changed-region xml:id="ct1809601088496" text:id="ct1809601088496">
          <text:deletion>
            <office:change-info>
              <dc:creator>Unknown Author</dc:creator>
              <dc:date>2025-05-28T08:09:38.707000000</dc:date>
            </office:change-info>
            <text:p text:style-name="P9">1.12. “Secondary License”</text:p>
            <text:p text:style-name="P7">means either the GNU General Public License, Version 2.0, the GNU Lesser General Public License, Version 2.1, the GNU Affero General Public License, Version 3.0, or any later versions of those licenses.</text:p>
            <text:p text:style-name="P8">1.13. </text:p>
          </text:deletion>
        </text:changed-region>
        <text:changed-region xml:id="ct1809601093680" text:id="ct1809601093680">
          <text:insertion>
            <office:change-info>
              <dc:creator>Unknown Author</dc:creator>
              <dc:date>2025-05-28T08:09:38.707000000</dc:date>
            </office:change-info>
          </text:insertion>
        </text:changed-region>
        <text:changed-region xml:id="ct1809601087344" text:id="ct1809601087344">
          <text:deletion>
            <office:change-info>
              <dc:creator>Unknown Author</dc:creator>
              <dc:date>2025-05-28T08:09:38.707000000</dc:date>
            </office:change-info>
            <text:p text:style-name="Standard"><text:span text:style-name="T5">1.14. </text:span></text:p>
          </text:deletion>
        </text:changed-region>
        <text:changed-region xml:id="ct1809601086480" text:id="ct1809601086480">
          <text:insertion>
            <office:change-info>
              <dc:creator>Unknown Author</dc:creator>
              <dc:date>2025-05-28T08:09:38.707000000</dc:date>
            </office:change-info>
          </text:insertion>
        </text:changed-region>
        <text:changed-region xml:id="ct1809601087632" text:id="ct1809601087632">
          <text:deletion>
            <office:change-info>
              <dc:creator>Unknown Author</dc:creator>
              <dc:date>2025-05-28T08:13:31</dc:date>
            </office:change-info>
            <text:p text:style-name="P1"><text:span text:style-name="T7">(a) </text:span></text:p>
          </text:deletion>
        </text:changed-region>
        <text:changed-region xml:id="ct1809601090512" text:id="ct1809601090512">
          <text:insertion>
            <office:change-info>
              <dc:creator>Unknown Author</dc:creator>
              <dc:date>2025-05-28T08:09:38.707000000</dc:date>
            </office:change-info>
          </text:insertion>
        </text:changed-region>
        <text:changed-region xml:id="ct1809601093392" text:id="ct1809601093392">
          <text:deletion>
            <office:change-info>
              <dc:creator>Unknown Author</dc:creator>
              <dc:date>2025-05-28T08:13:35</dc:date>
            </office:change-info>
            <text:p text:style-name="P1"><text:span text:style-name="T7">(b) </text:span></text:p>
          </text:deletion>
        </text:changed-region>
        <text:changed-region xml:id="ct1809601084752" text:id="ct1809601084752">
          <text:insertion>
            <office:change-info>
              <dc:creator>Unknown Author</dc:creator>
              <dc:date>2025-05-28T08:09:38.707000000</dc:date>
            </office:change-info>
          </text:insertion>
        </text:changed-region>
        <text:changed-region xml:id="ct1809601089072" text:id="ct1809601089072">
          <text:insertion>
            <office:change-info>
              <dc:creator>Unknown Author</dc:creator>
              <dc:date>2025-05-28T08:09:38.707000000</dc:date>
            </office:change-info>
          </text:insertion>
        </text:changed-region>
        <text:changed-region xml:id="ct1809601093968" text:id="ct1809601093968">
          <text:insertion>
            <office:change-info>
              <dc:creator>Unknown Author</dc:creator>
              <dc:date>2025-05-28T08:09:38.707000000</dc:date>
            </office:change-info>
          </text:insertion>
        </text:changed-region>
        <text:changed-region xml:id="ct1809601090800" text:id="ct1809601090800">
          <text:insertion>
            <office:change-info>
              <dc:creator>Unknown Author</dc:creator>
              <dc:date>2025-05-28T08:09:38.707000000</dc:date>
            </office:change-info>
          </text:insertion>
        </text:changed-region>
        <text:changed-region xml:id="ct1809601089360" text:id="ct1809601089360">
          <text:insertion>
            <office:change-info>
              <dc:creator>Unknown Author</dc:creator>
              <dc:date>2025-05-28T08:09:38.707000000</dc:date>
            </office:change-info>
          </text:insertion>
        </text:changed-region>
        <text:changed-region xml:id="ct1809665214160" text:id="ct1809665214160">
          <text:insertion>
            <office:change-info>
              <dc:creator>Unknown Author</dc:creator>
              <dc:date>2025-05-28T08:09:38.707000000</dc:date>
            </office:change-info>
          </text:insertion>
        </text:changed-region>
        <text:changed-region xml:id="ct1809594868896" text:id="ct1809594868896">
          <text:deletion>
            <office:change-info>
              <dc:creator>Unknown Author</dc:creator>
              <dc:date>2025-05-28T09:40:09</dc:date>
            </office:change-info>
            <text:p text:style-name="P1"><text:span text:style-name="T9">a.</text:span></text:p>
          </text:deletion>
        </text:changed-region>
        <text:changed-region xml:id="ct1809665204944" text:id="ct1809665204944">
          <text:insertion>
            <office:change-info>
              <dc:creator>Unknown Author</dc:creator>
              <dc:date>2025-05-28T08:09:38.707000000</dc:date>
            </office:change-info>
          </text:insertion>
        </text:changed-region>
        <text:changed-region xml:id="ct1809594873504" text:id="ct1809594873504">
          <text:insertion>
            <office:change-info>
              <dc:creator>Unknown Author</dc:creator>
              <dc:date>2025-05-28T08:09:38.707000000</dc:date>
            </office:change-info>
          </text:insertion>
        </text:changed-region>
        <text:changed-region xml:id="ct1809665214736" text:id="ct1809665214736">
          <text:deletion>
            <office:change-info>
              <dc:creator>Unknown Author</dc:creator>
              <dc:date>2025-05-28T09:40:59</dc:date>
            </office:change-info>
            <text:p text:style-name="P1"><text:span text:style-name="T9">b. </text:span></text:p>
          </text:deletion>
        </text:changed-region>
        <text:changed-region xml:id="ct1809594865152" text:id="ct1809594865152">
          <text:insertion>
            <office:change-info>
              <dc:creator>Unknown Author</dc:creator>
              <dc:date>2025-05-28T08:09:38.707000000</dc:date>
            </office:change-info>
          </text:insertion>
        </text:changed-region>
        <text:changed-region xml:id="ct1809665205808" text:id="ct1809665205808">
          <text:insertion>
            <office:change-info>
              <dc:creator>Unknown Author</dc:creator>
              <dc:date>2025-05-28T08:09:38.707000000</dc:date>
            </office:change-info>
          </text:insertion>
        </text:changed-region>
        <text:changed-region xml:id="ct1809665204656" text:id="ct1809665204656">
          <text:deletion>
            <office:change-info>
              <dc:creator>Unknown Author</dc:creator>
              <dc:date>2025-05-28T08:09:38.707000000</dc:date>
            </office:change-info>
            <text:p text:style-name="Standard"><text:span text:style-name="T6"/></text:p>
            <text:p text:style-name="P1"/>
          </text:deletion>
        </text:changed-region>
        <text:changed-region xml:id="ct1809665214448" text:id="ct1809665214448">
          <text:deletion>
            <office:change-info>
              <dc:creator>Unknown Author</dc:creator>
              <dc:date>2025-05-28T09:41:32</dc:date>
            </office:change-info>
            <text:p text:style-name="P1"><text:span text:style-name="T9">c. </text:span></text:p>
          </text:deletion>
        </text:changed-region>
        <text:changed-region xml:id="ct1809665217328" text:id="ct1809665217328">
          <text:insertion>
            <office:change-info>
              <dc:creator>Unknown Author</dc:creator>
              <dc:date>2025-05-28T08:09:38.707000000</dc:date>
            </office:change-info>
          </text:insertion>
        </text:changed-region>
        <text:changed-region xml:id="ct1809665212432" text:id="ct1809665212432">
          <text:insertion>
            <office:change-info>
              <dc:creator>Unknown Author</dc:creator>
              <dc:date>2025-05-28T08:09:38.707000000</dc:date>
            </office:change-info>
          </text:insertion>
        </text:changed-region>
        <text:changed-region xml:id="ct1809665205232" text:id="ct1809665205232">
          <text:insertion>
            <office:change-info>
              <dc:creator>Unknown Author</dc:creator>
              <dc:date>2025-05-28T08:09:38.707000000</dc:date>
            </office:change-info>
          </text:insertion>
        </text:changed-region>
        <text:changed-region xml:id="ct1809665215312" text:id="ct1809665215312">
          <text:deletion>
            <office:change-info>
              <dc:creator>Unknown Author</dc:creator>
              <dc:date>2025-05-28T08:09:38.707000000</dc:date>
            </office:change-info>
            <text:p text:style-name="P1"><text:span text:style-name="T3"> </text:span></text:p>
          </text:deletion>
        </text:changed-region>
        <text:changed-region xml:id="ct1809665210128" text:id="ct1809665210128">
          <text:insertion>
            <office:change-info>
              <dc:creator>Unknown Author</dc:creator>
              <dc:date>2025-05-28T08:09:38.707000000</dc:date>
            </office:change-info>
          </text:insertion>
        </text:changed-region>
        <text:changed-region xml:id="ct1809665208400" text:id="ct1809665208400">
          <text:deletion>
            <office:change-info>
              <dc:creator>Unknown Author</dc:creator>
              <dc:date>2025-05-28T08:09:38.707000000</dc:date>
            </office:change-info>
            <text:h text:style-name="P3" text:outline-level="3"><text:bookmark text:name="subsequent-licenses Copy 1 Copy 1 Copy 1 Copy 1"/><text:span text:style-name="T3">2.4. Subsequent Licenses</text:span></text:h>
            <text:p text:style-name="P1"><text:span text:style-name="T3"/></text:p>
          </text:deletion>
        </text:changed-region>
        <text:changed-region xml:id="ct1809665215600" text:id="ct1809665215600">
          <text:insertion>
            <office:change-info>
              <dc:creator>Unknown Author</dc:creator>
              <dc:date>2025-05-28T08:09:38.707000000</dc:date>
            </office:change-info>
          </text:insertion>
        </text:changed-region>
        <text:changed-region xml:id="ct1809665210416" text:id="ct1809665210416">
          <text:deletion>
            <office:change-info>
              <dc:creator>Unknown Author</dc:creator>
              <dc:date>2025-05-28T08:09:38.707000000</dc:date>
            </office:change-info>
            <text:h text:style-name="P5" text:outline-level="3">No Contributor makes additional grants as a result of Your choice to distribute the Covered Software under a subsequent version of this License (see Section 10.2) or under the terms of a Secondary License (if permitted under the terms of Section 3.3).</text:h>
            <text:h text:style-name="P5" text:outline-level="3"/>
          </text:deletion>
        </text:changed-region>
        <text:changed-region xml:id="ct1809665206960" text:id="ct1809665206960">
          <text:insertion>
            <office:change-info>
              <dc:creator>Unknown Author</dc:creator>
              <dc:date>2025-05-28T09:43:06</dc:date>
            </office:change-info>
          </text:insertion>
        </text:changed-region>
        <text:changed-region xml:id="ct1809665207248" text:id="ct1809665207248">
          <text:deletion>
            <office:change-info>
              <dc:creator>Unknown Author</dc:creator>
              <dc:date>2025-05-28T08:09:38.707000000</dc:date>
            </office:change-info>
            <text:h text:style-name="P5" text:outline-level="3">2.5. </text:h>
          </text:deletion>
        </text:changed-region>
        <text:changed-region xml:id="ct1809475277040" text:id="ct1809475277040">
          <text:deletion>
            <office:change-info>
              <dc:creator>Unknown Author</dc:creator>
              <dc:date>2025-05-28T08:09:38.707000000</dc:date>
            </office:change-info>
            <text:h text:style-name="P5" text:outline-level="3"><text:span text:style-name="T3"/></text:h>
            <text:p text:style-name="P1"><text:span text:style-name="T3"/></text:p>
          </text:deletion>
        </text:changed-region>
        <text:changed-region xml:id="ct1809665201776" text:id="ct1809665201776">
          <text:insertion>
            <office:change-info>
              <dc:creator>Unknown Author</dc:creator>
              <dc:date>2025-05-28T08:09:38.707000000</dc:date>
            </office:change-info>
          </text:insertion>
        </text:changed-region>
        <text:changed-region xml:id="ct1809665216176" text:id="ct1809665216176">
          <text:deletion>
            <office:change-info>
              <dc:creator>Unknown Author</dc:creator>
              <dc:date>2025-05-28T08:09:38.707000000</dc:date>
            </office:change-info>
            <text:p text:style-name="P1"><text:span text:style-name="T3">2.6</text:span></text:p>
          </text:deletion>
        </text:changed-region>
        <text:changed-region xml:id="ct1809665207824" text:id="ct1809665207824">
          <text:insertion>
            <office:change-info>
              <dc:creator>Unknown Author</dc:creator>
              <dc:date>2025-05-28T08:09:38.707000000</dc:date>
            </office:change-info>
          </text:insertion>
        </text:changed-region>
        <text:changed-region xml:id="ct1809665207536" text:id="ct1809665207536">
          <text:insertion>
            <office:change-info>
              <dc:creator>Unknown Author</dc:creator>
              <dc:date>2025-05-28T08:09:38.707000000</dc:date>
            </office:change-info>
          </text:insertion>
        </text:changed-region>
        <text:changed-region xml:id="ct1809665208112" text:id="ct1809665208112">
          <text:deletion>
            <office:change-info>
              <dc:creator>Unknown Author</dc:creator>
              <dc:date>2025-05-28T08:09:38.707000000</dc:date>
            </office:change-info>
            <text:p text:style-name="P1"><text:span text:style-name="T3">2.7</text:span></text:p>
          </text:deletion>
        </text:changed-region>
        <text:changed-region xml:id="ct1809665211856" text:id="ct1809665211856">
          <text:insertion>
            <office:change-info>
              <dc:creator>Unknown Author</dc:creator>
              <dc:date>2025-05-28T08:09:38.707000000</dc:date>
            </office:change-info>
          </text:insertion>
        </text:changed-region>
        <text:changed-region xml:id="ct1809665201488" text:id="ct1809665201488">
          <text:insertion>
            <office:change-info>
              <dc:creator>Unknown Author</dc:creator>
              <dc:date>2025-05-28T08:09:38.707000000</dc:date>
            </office:change-info>
          </text:insertion>
        </text:changed-region>
        <text:changed-region xml:id="ct1809665211280" text:id="ct1809665211280">
          <text:deletion>
            <office:change-info>
              <dc:creator>Unknown Author</dc:creator>
              <dc:date>2025-05-28T08:09:38.707000000</dc:date>
            </office:change-info>
            <text:p text:style-name="P1"><text:span text:style-name="T3"> </text:span></text:p>
          </text:deletion>
        </text:changed-region>
        <text:changed-region xml:id="ct1809665215888" text:id="ct1809665215888">
          <text:insertion>
            <office:change-info>
              <dc:creator>Unknown Author</dc:creator>
              <dc:date>2025-05-28T08:09:38.707000000</dc:date>
            </office:change-info>
          </text:insertion>
        </text:changed-region>
        <text:changed-region xml:id="ct1809665202064" text:id="ct1809665202064">
          <text:insertion>
            <office:change-info>
              <dc:creator>Unknown Author</dc:creator>
              <dc:date>2025-05-28T08:09:38.707000000</dc:date>
            </office:change-info>
          </text:insertion>
        </text:changed-region>
        <text:changed-region xml:id="ct1809665206096" text:id="ct1809665206096">
          <text:insertion>
            <office:change-info>
              <dc:creator>Unknown Author</dc:creator>
              <dc:date>2025-05-28T08:09:38.707000000</dc:date>
            </office:change-info>
          </text:insertion>
        </text:changed-region>
        <text:changed-region xml:id="ct1809665200624" text:id="ct1809665200624">
          <text:insertion>
            <office:change-info>
              <dc:creator>Unknown Author</dc:creator>
              <dc:date>2025-05-28T08:09:38.707000000</dc:date>
            </office:change-info>
          </text:insertion>
        </text:changed-region>
        <text:changed-region xml:id="ct1809665202928" text:id="ct1809665202928">
          <text:deletion>
            <office:change-info>
              <dc:creator>Unknown Author</dc:creator>
              <dc:date>2025-05-28T08:09:38.707000000</dc:date>
            </office:change-info>
            <text:p text:style-name="P1"><text:span text:style-name="T3">’</text:span></text:p>
          </text:deletion>
        </text:changed-region>
        <text:changed-region xml:id="ct1809665213872" text:id="ct1809665213872">
          <text:insertion>
            <office:change-info>
              <dc:creator>Unknown Author</dc:creator>
              <dc:date>2025-05-28T08:09:38.707000000</dc:date>
            </office:change-info>
          </text:insertion>
        </text:changed-region>
        <text:changed-region xml:id="ct1809665208688" text:id="ct1809665208688">
          <text:insertion>
            <office:change-info>
              <dc:creator>Unknown Author</dc:creator>
              <dc:date>2025-05-28T08:09:38.707000000</dc:date>
            </office:change-info>
          </text:insertion>
        </text:changed-region>
        <text:changed-region xml:id="ct1809665206672" text:id="ct1809665206672">
          <text:insertion>
            <office:change-info>
              <dc:creator>Unknown Author</dc:creator>
              <dc:date>2025-05-28T08:09:38.707000000</dc:date>
            </office:change-info>
          </text:insertion>
        </text:changed-region>
        <text:changed-region xml:id="ct1809665217904" text:id="ct1809665217904">
          <text:insertion>
            <office:change-info>
              <dc:creator>Unknown Author</dc:creator>
              <dc:date>2025-05-28T08:09:38.707000000</dc:date>
            </office:change-info>
          </text:insertion>
        </text:changed-region>
        <text:changed-region xml:id="ct1809665212144" text:id="ct1809665212144">
          <text:insertion>
            <office:change-info>
              <dc:creator>Unknown Author</dc:creator>
              <dc:date>2025-05-28T08:09:38.707000000</dc:date>
            </office:change-info>
          </text:insertion>
        </text:changed-region>
        <text:changed-region xml:id="ct1809665209264" text:id="ct1809665209264">
          <text:deletion>
            <office:change-info>
              <dc:creator>Unknown Author</dc:creator>
              <dc:date>2025-05-28T08:09:38.707000000</dc:date>
            </office:change-info>
            <text:p text:style-name="P1"><text:span text:style-name="T3">’</text:span></text:p>
          </text:deletion>
        </text:changed-region>
        <text:changed-region xml:id="ct1809665216464" text:id="ct1809665216464">
          <text:insertion>
            <office:change-info>
              <dc:creator>Unknown Author</dc:creator>
              <dc:date>2025-05-28T08:09:38.707000000</dc:date>
            </office:change-info>
          </text:insertion>
        </text:changed-region>
        <text:changed-region xml:id="ct1809665210992" text:id="ct1809665210992">
          <text:insertion>
            <office:change-info>
              <dc:creator>Unknown Author</dc:creator>
              <dc:date>2025-05-28T08:09:38.707000000</dc:date>
            </office:change-info>
          </text:insertion>
        </text:changed-region>
        <text:changed-region xml:id="ct1809665205520" text:id="ct1809665205520">
          <text:deletion>
            <office:change-info>
              <dc:creator>Unknown Author</dc:creator>
              <dc:date>2025-05-28T08:09:38.707000000</dc:date>
            </office:change-info>
            <text:p text:style-name="P11"><text:s/>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deletion>
        </text:changed-region>
        <text:changed-region xml:id="ct1809873506256" text:id="ct1809873506256">
          <text:insertion>
            <office:change-info>
              <dc:creator>Unknown Author</dc:creator>
              <dc:date>2025-05-28T09:44:47</dc:date>
            </office:change-info>
          </text:insertion>
        </text:changed-region>
        <text:changed-region xml:id="ct1809873507984" text:id="ct1809873507984">
          <text:deletion>
            <office:change-info>
              <dc:creator>Unknown Author</dc:creator>
              <dc:date>2025-05-28T08:09:38.707000000</dc:date>
            </office:change-info>
            <text:p text:style-name="P1"/>
            <text:p text:style-name="P1"/>
          </text:deletion>
        </text:changed-region>
        <text:changed-region xml:id="ct1809665216752" text:id="ct1809665216752">
          <text:insertion>
            <office:change-info>
              <dc:creator>Unknown Author</dc:creator>
              <dc:date>2025-05-28T08:09:38.707000000</dc:date>
            </office:change-info>
          </text:insertion>
        </text:changed-region>
        <text:changed-region xml:id="ct1809665209552" text:id="ct1809665209552">
          <text:deletion>
            <office:change-info>
              <dc:creator>Unknown Author</dc:creator>
              <dc:date>2025-05-28T08:09:38.707000000</dc:date>
            </office:change-info>
            <text:p text:style-name="P1"><text:span text:style-name="T3">except that You may alter any license notices to the extent required to remedy known factual inaccuracies.</text:span></text:p>
          </text:deletion>
        </text:changed-region>
        <text:changed-region xml:id="ct1809665200912" text:id="ct1809665200912">
          <text:insertion>
            <office:change-info>
              <dc:creator>Unknown Author</dc:creator>
              <dc:date>2025-05-28T08:09:38.707000000</dc:date>
            </office:change-info>
          </text:insertion>
        </text:changed-region>
        <text:changed-region xml:id="ct1809665201200" text:id="ct1809665201200">
          <text:insertion>
            <office:change-info>
              <dc:creator>Unknown Author</dc:creator>
              <dc:date>2025-05-28T08:09:38.707000000</dc:date>
            </office:change-info>
          </text:insertion>
        </text:changed-region>
        <text:changed-region xml:id="ct1809665212720" text:id="ct1809665212720">
          <text:insertion>
            <office:change-info>
              <dc:creator>Unknown Author</dc:creator>
              <dc:date>2025-05-28T08:09:38.707000000</dc:date>
            </office:change-info>
          </text:insertion>
        </text:changed-region>
        <text:changed-region xml:id="ct1809873503664" text:id="ct1809873503664">
          <text:insertion>
            <office:change-info>
              <dc:creator>Unknown Author</dc:creator>
              <dc:date>2025-05-28T08:09:38.707000000</dc:date>
            </office:change-info>
          </text:insertion>
        </text:changed-region>
        <text:changed-region xml:id="ct1809873511728" text:id="ct1809873511728">
          <text:deletion>
            <office:change-info>
              <dc:creator>Unknown Author</dc:creator>
              <dc:date>2025-05-28T09:46:59</dc:date>
            </office:change-info>
            <text:p text:style-name="P1"><text:span text:style-name="T10">(a) </text:span></text:p>
          </text:deletion>
        </text:changed-region>
        <text:changed-region xml:id="ct1809873509424" text:id="ct1809873509424">
          <text:insertion>
            <office:change-info>
              <dc:creator>Unknown Author</dc:creator>
              <dc:date>2025-05-28T08:09:38.707000000</dc:date>
            </office:change-info>
          </text:insertion>
        </text:changed-region>
        <text:changed-region xml:id="ct1809873506832" text:id="ct1809873506832">
          <text:insertion>
            <office:change-info>
              <dc:creator>Unknown Author</dc:creator>
              <dc:date>2025-05-28T08:09:38.707000000</dc:date>
            </office:change-info>
          </text:insertion>
        </text:changed-region>
        <text:changed-region xml:id="ct1809873501072" text:id="ct1809873501072">
          <text:deletion>
            <office:change-info>
              <dc:creator>Unknown Author</dc:creator>
              <dc:date>2025-05-28T09:46:52</dc:date>
            </office:change-info>
            <text:p text:style-name="P1"><text:span text:style-name="T10">(b) </text:span></text:p>
          </text:deletion>
        </text:changed-region>
        <text:changed-region xml:id="ct1809873499056" text:id="ct1809873499056">
          <text:insertion>
            <office:change-info>
              <dc:creator>Unknown Author</dc:creator>
              <dc:date>2025-05-28T08:09:38.707000000</dc:date>
            </office:change-info>
          </text:insertion>
        </text:changed-region>
        <text:changed-region xml:id="ct1809873504528" text:id="ct1809873504528">
          <text:insertion>
            <office:change-info>
              <dc:creator>Unknown Author</dc:creator>
              <dc:date>2025-05-28T08:09:38.707000000</dc:date>
            </office:change-info>
          </text:insertion>
        </text:changed-region>
        <text:changed-region xml:id="ct1809665213296" text:id="ct1809665213296">
          <text:insertion>
            <office:change-info>
              <dc:creator>Unknown Author</dc:creator>
              <dc:date>2025-05-28T08:09:38.707000000</dc:date>
            </office:change-info>
          </text:insertion>
        </text:changed-region>
        <text:changed-region xml:id="ct1809665202640" text:id="ct1809665202640">
          <text:insertion>
            <office:change-info>
              <dc:creator>Unknown Author</dc:creator>
              <dc:date>2025-05-28T08:09:38.707000000</dc:date>
            </office:change-info>
          </text:insertion>
        </text:changed-region>
        <text:changed-region xml:id="ct1809873501648" text:id="ct1809873501648">
          <text:insertion>
            <office:change-info>
              <dc:creator>Unknown Author</dc:creator>
              <dc:date>2025-05-28T08:09:38.707000000</dc:date>
            </office:change-info>
          </text:insertion>
        </text:changed-region>
        <text:changed-region xml:id="ct1809873496752" text:id="ct1809873496752">
          <text:deletion>
            <office:change-info>
              <dc:creator>Unknown Author</dc:creator>
              <dc:date>2025-05-28T09:47:34</dc:date>
            </office:change-info>
            <text:p text:style-name="P1"><text:span text:style-name="T10">(a) </text:span></text:p>
          </text:deletion>
        </text:changed-region>
        <text:changed-region xml:id="ct1809873499344" text:id="ct1809873499344">
          <text:insertion>
            <office:change-info>
              <dc:creator>Unknown Author</dc:creator>
              <dc:date>2025-05-28T08:09:38.707000000</dc:date>
            </office:change-info>
          </text:insertion>
        </text:changed-region>
        <text:changed-region xml:id="ct1809873501936" text:id="ct1809873501936">
          <text:insertion>
            <office:change-info>
              <dc:creator>Unknown Author</dc:creator>
              <dc:date>2025-05-28T08:09:38.707000000</dc:date>
            </office:change-info>
          </text:insertion>
        </text:changed-region>
        <text:changed-region xml:id="ct1809873505680" text:id="ct1809873505680">
          <text:deletion>
            <office:change-info>
              <dc:creator>Unknown Author</dc:creator>
              <dc:date>2025-05-28T09:47:45</dc:date>
            </office:change-info>
            <text:p text:style-name="P1"><text:span text:style-name="T10">(b) </text:span></text:p>
          </text:deletion>
        </text:changed-region>
        <text:changed-region xml:id="ct1809873500496" text:id="ct1809873500496">
          <text:insertion>
            <office:change-info>
              <dc:creator>Unknown Author</dc:creator>
              <dc:date>2025-05-28T08:09:38.707000000</dc:date>
            </office:change-info>
          </text:insertion>
        </text:changed-region>
        <text:changed-region xml:id="ct1809873504816" text:id="ct1809873504816">
          <text:insertion>
            <office:change-info>
              <dc:creator>Unknown Author</dc:creator>
              <dc:date>2025-05-28T08:09:38.707000000</dc:date>
            </office:change-info>
          </text:insertion>
        </text:changed-region>
        <text:changed-region xml:id="ct1809665204080" text:id="ct1809665204080">
          <text:insertion>
            <office:change-info>
              <dc:creator>Unknown Author</dc:creator>
              <dc:date>2025-05-28T08:09:38.707000000</dc:date>
            </office:change-info>
          </text:insertion>
        </text:changed-region>
        <text:changed-region xml:id="ct1809665204368" text:id="ct1809665204368">
          <text:insertion>
            <office:change-info>
              <dc:creator>Unknown Author</dc:creator>
              <dc:date>2025-05-28T08:09:38.707000000</dc:date>
            </office:change-info>
          </text:insertion>
        </text:changed-region>
        <text:changed-region xml:id="ct1809665221936" text:id="ct1809665221936">
          <text:insertion>
            <office:change-info>
              <dc:creator>Unknown Author</dc:creator>
              <dc:date>2025-05-28T08:09:38.707000000</dc:date>
            </office:change-info>
          </text:insertion>
        </text:changed-region>
        <text:changed-region xml:id="ct1809665225104" text:id="ct1809665225104">
          <text:insertion>
            <office:change-info>
              <dc:creator>Unknown Author</dc:creator>
              <dc:date>2025-05-28T08:09:38.707000000</dc:date>
            </office:change-info>
          </text:insertion>
        </text:changed-region>
        <text:changed-region xml:id="ct1809665220208" text:id="ct1809665220208">
          <text:insertion>
            <office:change-info>
              <dc:creator>Unknown Author</dc:creator>
              <dc:date>2025-05-28T08:09:38.707000000</dc:date>
            </office:change-info>
          </text:insertion>
        </text:changed-region>
        <text:changed-region xml:id="ct1809665218768" text:id="ct1809665218768">
          <text:insertion>
            <office:change-info>
              <dc:creator>Unknown Author</dc:creator>
              <dc:date>2025-05-28T08:09:38.707000000</dc:date>
            </office:change-info>
          </text:insertion>
        </text:changed-region>
        <text:changed-region xml:id="ct1809665227984" text:id="ct1809665227984">
          <text:insertion>
            <office:change-info>
              <dc:creator>Unknown Author</dc:creator>
              <dc:date>2025-05-28T08:09:38.707000000</dc:date>
            </office:change-info>
          </text:insertion>
        </text:changed-region>
        <text:changed-region xml:id="ct1809665232304" text:id="ct1809665232304">
          <text:insertion>
            <office:change-info>
              <dc:creator>Unknown Author</dc:creator>
              <dc:date>2025-05-28T08:09:38.707000000</dc:date>
            </office:change-info>
          </text:insertion>
        </text:changed-region>
        <text:changed-region xml:id="ct1809665228272" text:id="ct1809665228272">
          <text:insertion>
            <office:change-info>
              <dc:creator>Unknown Author</dc:creator>
              <dc:date>2025-05-28T08:09:38.707000000</dc:date>
            </office:change-info>
          </text:insertion>
        </text:changed-region>
        <text:changed-region xml:id="ct1809665219056" text:id="ct1809665219056">
          <text:insertion>
            <office:change-info>
              <dc:creator>Unknown Author</dc:creator>
              <dc:date>2025-05-28T08:09:38.707000000</dc:date>
            </office:change-info>
          </text:insertion>
        </text:changed-region>
        <text:changed-region xml:id="ct1809665224240" text:id="ct1809665224240">
          <text:insertion>
            <office:change-info>
              <dc:creator>Unknown Author</dc:creator>
              <dc:date>2025-05-28T08:09:38.707000000</dc:date>
            </office:change-info>
          </text:insertion>
        </text:changed-region>
        <text:changed-region xml:id="ct1809665230288" text:id="ct1809665230288">
          <text:deletion>
            <office:change-info>
              <dc:creator>Unknown Author</dc:creator>
              <dc:date>2025-05-28T08:09:38.707000000</dc:date>
            </office:change-info>
            <text:p text:style-name="P1"><text:span text:style-name="T3">Mozilla Foundation</text:span></text:p>
          </text:deletion>
        </text:changed-region>
        <text:changed-region xml:id="ct1809665219632" text:id="ct1809665219632">
          <text:insertion>
            <office:change-info>
              <dc:creator>Unknown Author</dc:creator>
              <dc:date>2025-05-28T08:09:38.707000000</dc:date>
            </office:change-info>
          </text:insertion>
        </text:changed-region>
        <text:changed-region xml:id="ct1809665230576" text:id="ct1809665230576">
          <text:deletion>
            <office:change-info>
              <dc:creator>Unknown Author</dc:creator>
              <dc:date>2025-05-28T08:09:38.707000000</dc:date>
            </office:change-info>
            <text:p text:style-name="P1"><text:span text:style-name="T3"> </text:span></text:p>
          </text:deletion>
        </text:changed-region>
        <text:changed-region xml:id="ct1809665220496" text:id="ct1809665220496">
          <text:insertion>
            <office:change-info>
              <dc:creator>Unknown Author</dc:creator>
              <dc:date>2025-05-28T08:09:38.707000000</dc:date>
            </office:change-info>
          </text:insertion>
        </text:changed-region>
        <text:changed-region xml:id="ct1809665224528" text:id="ct1809665224528">
          <text:insertion>
            <office:change-info>
              <dc:creator>Unknown Author</dc:creator>
              <dc:date>2025-05-28T08:09:38.707000000</dc:date>
            </office:change-info>
          </text:insertion>
        </text:changed-region>
        <text:changed-region xml:id="ct1809665220784" text:id="ct1809665220784">
          <text:deletion>
            <office:change-info>
              <dc:creator>Unknown Author</dc:creator>
              <dc:date>2025-05-28T08:09:38.707000000</dc:date>
            </office:change-info>
            <text:p text:style-name="P1"><text:span text:style-name="T3">You may distribute the </text:span></text:p>
          </text:deletion>
        </text:changed-region>
        <text:changed-region xml:id="ct1809665221072" text:id="ct1809665221072">
          <text:insertion>
            <office:change-info>
              <dc:creator>Unknown Author</dc:creator>
              <dc:date>2025-05-28T08:09:38.707000000</dc:date>
            </office:change-info>
          </text:insertion>
        </text:changed-region>
        <text:changed-region xml:id="ct1809665223088" text:id="ct1809665223088">
          <text:insertion>
            <office:change-info>
              <dc:creator>Unknown Author</dc:creator>
              <dc:date>2025-05-28T08:09:38.707000000</dc:date>
            </office:change-info>
          </text:insertion>
        </text:changed-region>
        <text:changed-region xml:id="ct1809665226832" text:id="ct1809665226832">
          <text:insertion>
            <office:change-info>
              <dc:creator>Unknown Author</dc:creator>
              <dc:date>2025-05-28T08:09:38.707000000</dc:date>
            </office:change-info>
          </text:insertion>
        </text:changed-region>
        <text:changed-region xml:id="ct1809665224816" text:id="ct1809665224816">
          <text:deletion>
            <office:change-info>
              <dc:creator>Unknown Author</dc:creator>
              <dc:date>2025-05-28T08:09:38.707000000</dc:date>
            </office:change-info>
            <text:p text:style-name="P1"><text:span text:style-name="T3">the</text:span></text:p>
          </text:deletion>
        </text:changed-region>
        <text:changed-region xml:id="ct1809665232016" text:id="ct1809665232016">
          <text:insertion>
            <office:change-info>
              <dc:creator>Unknown Author</dc:creator>
              <dc:date>2025-05-28T08:09:38.707000000</dc:date>
            </office:change-info>
          </text:insertion>
        </text:changed-region>
        <text:changed-region xml:id="ct1809665223664" text:id="ct1809665223664">
          <text:deletion>
            <office:change-info>
              <dc:creator>Unknown Author</dc:creator>
              <dc:date>2025-05-28T08:09:38.707000000</dc:date>
            </office:change-info>
            <text:p text:style-name="P1"><text:span text:style-name="T3">, or under the terms of </text:span></text:p>
          </text:deletion>
        </text:changed-region>
        <text:changed-region xml:id="ct1809665221360" text:id="ct1809665221360">
          <text:insertion>
            <office:change-info>
              <dc:creator>Unknown Author</dc:creator>
              <dc:date>2025-05-28T08:09:38.707000000</dc:date>
            </office:change-info>
          </text:insertion>
        </text:changed-region>
        <text:changed-region xml:id="ct1809665228560" text:id="ct1809665228560">
          <text:deletion>
            <office:change-info>
              <dc:creator>Unknown Author</dc:creator>
              <dc:date>2025-05-28T08:09:38.707000000</dc:date>
            </office:change-info>
            <text:p text:style-name="P1"><text:span text:style-name="T3">version</text:span></text:p>
          </text:deletion>
        </text:changed-region>
        <text:changed-region xml:id="ct1809665228848" text:id="ct1809665228848">
          <text:insertion>
            <office:change-info>
              <dc:creator>Unknown Author</dc:creator>
              <dc:date>2025-05-28T08:09:38.707000000</dc:date>
            </office:change-info>
          </text:insertion>
        </text:changed-region>
        <text:changed-region xml:id="ct1809665223376" text:id="ct1809665223376">
          <text:insertion>
            <office:change-info>
              <dc:creator>Unknown Author</dc:creator>
              <dc:date>2025-05-28T08:09:38.707000000</dc:date>
            </office:change-info>
          </text:insertion>
        </text:changed-region>
        <text:changed-region xml:id="ct1809665221648" text:id="ct1809665221648">
          <text:insertion>
            <office:change-info>
              <dc:creator>Unknown Author</dc:creator>
              <dc:date>2025-05-28T08:09:38.707000000</dc:date>
            </office:change-info>
          </text:insertion>
        </text:changed-region>
        <text:changed-region xml:id="ct1809665222800" text:id="ct1809665222800">
          <text:deletion>
            <office:change-info>
              <dc:creator>Unknown Author</dc:creator>
              <dc:date>2025-05-28T08:09:38.707000000</dc:date>
            </office:change-info>
            <text:p text:style-name="P11"><text:bookmark text:name="distributing-source-code-form-that-is-incompatible-with-secondary-licenses Copy 1 Copy 1 Copy 1 Copy 1"/>10.4. Distributing Source Code Form that is Incompatible With Secondary Licenses</text:p>
            <text:p text:style-name="P16">If You choose to distribute Source Code Form that is Incompatible With Secondary Licenses under the terms of this version of the License, the notice described in Exhibit B of this License must be attached.</text:p>
            <text:p text:style-name="P1"/>
          </text:deletion>
        </text:changed-region>
        <text:changed-region xml:id="ct1809665227120" text:id="ct1809665227120">
          <text:insertion>
            <office:change-info>
              <dc:creator>Unknown Author</dc:creator>
              <dc:date>2025-05-28T08:09:38.707000000</dc:date>
            </office:change-info>
          </text:insertion>
        </text:changed-region>
        <text:changed-region xml:id="ct1809665223952" text:id="ct1809665223952">
          <text:insertion>
            <office:change-info>
              <dc:creator>Unknown Author</dc:creator>
              <dc:date>2025-05-28T08:09:38.707000000</dc:date>
            </office:change-info>
          </text:insertion>
        </text:changed-region>
        <text:changed-region xml:id="ct1809665227408" text:id="ct1809665227408">
          <text:deletion>
            <office:change-info>
              <dc:creator>Unknown Author</dc:creator>
              <dc:date>2025-05-28T08:09:38.707000000</dc:date>
            </office:change-info>
            <text:p text:style-name="P14"><text:span text:style-name="T3">Mozilla Public License, v. 2.0. </text:span></text:p>
          </text:deletion>
        </text:changed-region>
        <text:changed-region xml:id="ct1809873502800" text:id="ct1809873502800">
          <text:deletion>
            <office:change-info>
              <dc:creator>Unknown Author</dc:creator>
              <dc:date>2025-05-28T08:09:38.707000000</dc:date>
            </office:change-info>
            <text:p text:style-name="P14"><text:span text:style-name="T3"><text:s/>MPL </text:span></text:p>
          </text:deletion>
        </text:changed-region>
        <text:changed-region xml:id="ct1809873507408" text:id="ct1809873507408">
          <text:insertion>
            <office:change-info>
              <dc:creator>Unknown Author</dc:creator>
              <dc:date>2025-05-28T10:30:24</dc:date>
            </office:change-info>
          </text:insertion>
        </text:changed-region>
        <text:changed-region xml:id="ct1809873494448" text:id="ct1809873494448">
          <text:deletion>
            <office:change-info>
              <dc:creator>Unknown Author</dc:creator>
              <dc:date>2025-05-28T08:09:38.707000000</dc:date>
            </office:change-info>
            <text:p text:style-name="P14"><text:span text:style-name="T3"><text:s/>https://mozilla.org/MPL/2.0/</text:span></text:p>
          </text:deletion>
        </text:changed-region>
        <text:changed-region xml:id="ct1809873494736" text:id="ct1809873494736">
          <text:deletion>
            <office:change-info>
              <dc:creator>Unknown Author</dc:creator>
              <dc:date>2025-05-28T10:30:50</dc:date>
            </office:change-info>
            <text:p text:style-name="P14">.</text:p>
          </text:deletion>
        </text:changed-region>
        <text:changed-region xml:id="ct1809665225392" text:id="ct1809665225392">
          <text:insertion>
            <office:change-info>
              <dc:creator>Unknown Author</dc:creator>
              <dc:date>2025-05-28T08:09:38.707000000</dc:date>
            </office:change-info>
          </text:insertion>
        </text:changed-region>
        <text:changed-region xml:id="ct1809665231152" text:id="ct1809665231152">
          <text:insertion>
            <office:change-info>
              <dc:creator>Unknown Author</dc:creator>
              <dc:date>2025-05-28T08:09:38.707000000</dc:date>
            </office:change-info>
          </text:insertion>
        </text:changed-region>
        <text:changed-region xml:id="ct1809665231440" text:id="ct1809665231440">
          <text:deletion>
            <office:change-info>
              <dc:creator>Unknown Author</dc:creator>
              <dc:date>2025-05-28T08:09:38.707000000</dc:date>
            </office:change-info>
            <text:p text:style-name="P1"/>
            <text:p text:style-name="P1"><text:bookmark text:name="exhibit-b---incompatible-with-secondary-licenses-notice Copy 1 Copy 1 Copy 1 Copy 1"/>Exhibit B - “Incompatible With Secondary Licenses” Notice</text:p>
            <text:p text:style-name="P1">This Source Code Form is “Incompatible With Secondary Licenses”, as defined by the Mozilla Public License, v. 2.0.</text:p>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1809475280496"/>Tiwaz License, version 1.0</text:p>
      <text:p text:style-name="P1"><text:change-end text:change-id="ct1809475280496"/><text:change text:change-id="ct1809475279632"/><text:change-start text:change-id="ct1809475284240"/>==========================</text:p>
      <text:p text:style-name="P1"/>
      <text:p text:style-name="P1"><text:change-end text:change-id="ct1809475284240"/>1. Definitions</text:p>
      <text:p text:style-name="P1"><text:change-start text:change-id="ct1809475284816"/>---------------</text:p>
      <text:p text:style-name="P1"/>
      <text:p text:style-name="P1"><text:change-end text:change-id="ct1809475284816"/><text:change text:change-id="ct1809475275600"/>"Contributor" means each individual or legal entity that creates, contributes to the creation of, or owns Covered Software.</text:p>
      <text:p text:style-name="P1"><text:change-start text:change-id="ct1809475281360"/></text:p>
      <text:p text:style-name="P1"><text:change-end text:change-id="ct1809475281360"/><text:change text:change-id="ct1809475275888"/>"Contributor Version" means the combination of the Contributions of others (if any) used by a Contributor and that particular Contributor<text:change-start text:change-id="ct1809475287984"/>'<text:change-end text:change-id="ct1809475287984"/><text:change text:change-id="ct1809475285104"/>s Contribution.</text:p>
      <text:p text:style-name="P1"><text:change-start text:change-id="ct1809475285680"/></text:p>
      <text:p text:style-name="P1"><text:change-end text:change-id="ct1809475285680"/><text:change text:change-id="ct1809475287408"/>"Contribution" means Covered Software of a particular Contributor.</text:p>
      <text:p text:style-name="P1"><text:change-start text:change-id="ct1809475277904"/></text:p>
      <text:p text:style-name="P1"><text:change-end text:change-id="ct1809475277904"/><text:change text:change-id="ct1809475285968"/>"Covered Software" means Source Code Form to which the initial Contributor has attached the notice in Exhibit A, the Executable Form of such Source Code Form, and Modifications of such Source Code Form, in each case including portions thereof.</text:p>
      <text:p text:style-name="P1"><text:change-start text:change-id="ct1809475286544"/></text:p>
      <text:p text:style-name="P9"><text:change-end text:change-id="ct1809475286544"/><text:change text:change-id="ct1809475281648"/><text:span text:style-name="T3">"Executable Form" means any form of the work other than Source Code Form.</text:span></text:p>
      <text:p text:style-name="P1"><text:change text:change-id="ct1809475278480"/>"Larger Work" means a work that combines Covered Software with other material, in a separate file or files, that is not Covered <text:span text:style-name="T1">S</text:span>oftware.</text:p>
      <text:p text:style-name="P1"><text:span text:style-name="T3"/></text:p>
      <text:p text:style-name="P9"><text:change text:change-id="ct1809475281936"/><text:span text:style-name="T3"><text:s/>“License” means this document.</text:span><text:change text:change-id="ct1809475282224"/><text:span text:style-name="T3">"Licensable" means having the right to grant, to the maximum extent possible, whether at the time of the initial grant or subsequently, any and all of the rights conveyed by this License.</text:span></text:p>
      <text:p text:style-name="P9"><text:change text:change-id="ct1809475288560"/><text:span text:style-name="T3">“Modifications” means any of the following:</text:span><text:change text:change-id="ct1809475276176"/><text:change-start text:change-id="ct1809475276464"/>1. <text:s/><text:change-end text:change-id="ct1809475276464"/>any file in Source Code Form that results from an addition to, deletion from, or modification of the contents of Covered Software; or</text:p>
      <text:p text:style-name="P1"><text:change-start text:change-id="ct1809475286832"/></text:p>
      <text:p text:style-name="P2">2. <text:s/><text:change-end text:change-id="ct1809475286832"/>any new file in Source Code Form that contains any Covered Software.</text:p>
      <text:p text:style-name="P1"><text:change-start text:change-id="ct1809475278768"/></text:p>
      <text:p text:style-name="P1"><text:change-end text:change-id="ct1809475278768"/><text:change text:change-id="ct1809601084464"/><text:soft-page-break/>"Patent Claims" of a Contributor 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1"><text:change-start text:change-id="ct1809601092816"/></text:p>
      <text:p text:style-name="P9"><text:change-end text:change-id="ct1809601092816"/><text:change text:change-id="ct1809601088496"/><text:span text:style-name="T2">"Source Code Form" means the form of the work preferred for making modifications.</text:span></text:p>
      <text:p text:style-name="P1"><text:change-start text:change-id="ct1809601093680"/></text:p>
      <text:p text:style-name="Standard"><text:change-end text:change-id="ct1809601093680"/><text:change text:change-id="ct1809601087344"/><text:span text:style-name="T5">"You" (or "Your") means an individual or a legal entity exercising rights under this License. For legal entities, "You" includes any entity that controls, is controlled by, or is under common control with You. For purposes of this definition, "control" means</text:span></text:p>
      <text:p text:style-name="P1"><text:change-start text:change-id="ct1809601086480"/></text:p>
      <text:p text:style-name="P1">1. <text:s/><text:change-end text:change-id="ct1809601086480"/><text:change text:change-id="ct1809601087632"/>the power, direct or indirect, to cause the direction or management of such entity, whether by contract or otherwise; or<text:change-start text:change-id="ct1809601090512"/></text:p>
      <text:p text:style-name="P1"/>
      <text:p text:style-name="P1">2. <text:s/><text:change-end text:change-id="ct1809601090512"/><text:change text:change-id="ct1809601093392"/>ownership of more than fifty percent (50%) of the outstanding shares or beneficial ownership of such entity.<text:change-start text:change-id="ct1809601084752"/></text:p>
      <text:p text:style-name="P1"/>
      <text:p text:style-name="P1"><text:change-end text:change-id="ct1809601084752"/>2. License Grants and Conditions</text:p>
      <text:p text:style-name="P1"><text:change-start text:change-id="ct1809601089072"/>---------------------------------</text:p>
      <text:p text:style-name="P1"/>
      <text:p text:style-name="P1"><text:change-end text:change-id="ct1809601089072"/>2.1. Grants</text:p>
      <text:p text:style-name="P1"><text:change-start text:change-id="ct1809601093968"/></text:p>
      <text:p text:style-name="P1"><text:change-end text:change-id="ct1809601093968"/>Each Contributor hereby grants You a world-wide, royalty-free,<text:span text:style-name="T3"/></text:p>
      <text:p text:style-name="P1">non-exclusive license:<text:change-start text:change-id="ct1809601090800"/></text:p>
      <text:p text:style-name="P1"/>
      <text:p text:style-name="P1">1. <text:s/><text:change-end text:change-id="ct1809601090800"/>under intellectual property rights (other than patent or trademark) Licensable by such Contributor to use, reproduce, make available, modify, display, perform, distribute, and otherwise exploit its Contributions, either on an unmodified basis, with Modifications, or as part of a Larger Work; and</text:p>
      <text:p text:style-name="P1"><text:change-start text:change-id="ct1809601089360"/></text:p>
      <text:p text:style-name="P1">2. <text:s/><text:change-end text:change-id="ct1809601089360"/>under Patent Claims of such Contributor to make, use, sell, offer for sale, have made, import, and otherwise transfer either its Contributions or its Contributor Version.</text:p>
      <text:p text:style-name="P1"/>
      <text:p text:style-name="P1">2.2. Effective Date</text:p>
      <text:p text:style-name="P1"/>
      <text:p text:style-name="P1">The licenses granted in Section<text:span text:style-name="T3"> </text:span>2.1 with respect to any Contribution become effective for each Contribution on the date the Contributor first distributes such Contribution.</text:p>
      <text:p text:style-name="P1"/>
      <text:p text:style-name="P1">2.3. Limitations on Grant Scope</text:p>
      <text:p text:style-name="P1"/>
      <text:p text:style-name="P1"><text:soft-page-break/>The licenses granted in this Section 2 are the only rights granted under this License. No additional rights or licenses will be implied from the distribution or licensing of Covered Software under this License. Notwithstanding Section 2.1(b) above, no patent license is</text:p>
      <text:p text:style-name="P1">granted by a Contributor:</text:p>
      <text:p text:style-name="P13"><text:change-start text:change-id="ct1809665214160"/></text:p>
      <text:p text:style-name="P1"><text:change-end text:change-id="ct1809665214160"/><text:change text:change-id="ct1809594868896"/><text:span text:style-name="T9"><text:s/></text:span><text:change-start text:change-id="ct1809665204944"/>1. <text:s/><text:change-end text:change-id="ct1809665204944"/>for any code that a Contributor has removed from Covered Software; or<text:change-start text:change-id="ct1809594873504"/></text:p>
      <text:p text:style-name="P13"/>
      <text:p text:style-name="P1"><text:change-end text:change-id="ct1809594873504"/><text:change text:change-id="ct1809665214736"/><text:change-start text:change-id="ct1809594865152"/>2. <text:s/><text:change-end text:change-id="ct1809594865152"/>for infringements caused by: (i) Your and any other third party's modifications of Covered Software, or (ii) the combination of its Contributions with other software (except as part of its Contributor Version); or<text:change-start text:change-id="ct1809665205808"/></text:p>
      <text:p text:style-name="Standard"><text:change-end text:change-id="ct1809665205808"/><text:change text:change-id="ct1809665204656"/><text:change text:change-id="ct1809665214448"/><text:change-start text:change-id="ct1809665217328"/><text:span text:style-name="T5">3. <text:s/></text:span><text:change-end text:change-id="ct1809665217328"/><text:span text:style-name="T5">under Patent Claims infringed by Covered Software in the absence of its Contributions.</text:span><text:change-start text:change-id="ct1809665212432"/></text:p>
      <text:p text:style-name="P1"/>
      <text:p text:style-name="P1"/>
      <text:p text:style-name="P1"><text:change-end text:change-id="ct1809665212432"/>This License does not grant any rights in the trademarks, service marks, or logos of any Contributor (except as may be necessary to comply with the notice requirements in Section<text:change-start text:change-id="ct1809665205232"/> <text:change-end text:change-id="ct1809665205232"/><text:change text:change-id="ct1809665215312"/>3.4).</text:p>
      <text:p text:style-name="P1"><text:change-start text:change-id="ct1809665210128"/></text:p>
      <text:h text:style-name="P3" text:outline-level="3"><text:change-end text:change-id="ct1809665210128"/><text:change text:change-id="ct1809665208400"/><text:change-start text:change-id="ct1809665215600"/><text:span text:style-name="T3"/></text:h>
      <text:h text:style-name="P4" text:outline-level="3"><text:bookmark text:name="representation Copy 1"/><text:change-end text:change-id="ct1809665215600"/><text:change text:change-id="ct1809665210416"/><text:change-start text:change-id="ct1809665206960"/><text:span text:style-name="T3">2.6. </text:span><text:change-end text:change-id="ct1809665206960"/><text:change text:change-id="ct1809665207248"/><text:span text:style-name="T3">Representation</text:span><text:change text:change-id="ct1809475277040"/>Each Contributor represents that the Contributor believes its Contributions are its original creation(s) or it has sufficient rights to grant the rights to its Contributions conveyed by this</text:h>
      <text:p text:style-name="P1">License.<text:change-start text:change-id="ct1809665201776"/></text:p>
      <text:p text:style-name="P1"/>
      <text:p text:style-name="P1"><text:s/>2.7<text:change-end text:change-id="ct1809665201776"/><text:change text:change-id="ct1809665216176"/>. Fair Use</text:p>
      <text:p text:style-name="P1"><text:change-start text:change-id="ct1809665207824"/></text:p>
      <text:p text:style-name="P1"><text:change-end text:change-id="ct1809665207824"/>This License is not intended to limit any rights You have under applicable copyright doctrines of fair use, fair dealing, or other equivalents.</text:p>
      <text:p text:style-name="P1"><text:change-start text:change-id="ct1809665207536"/></text:p>
      <text:p text:style-name="P1"><text:s/>2.8<text:change-end text:change-id="ct1809665207536"/><text:change text:change-id="ct1809665208112"/>. Conditions</text:p>
      <text:p text:style-name="P1"><text:change-start text:change-id="ct1809665211856"/></text:p>
      <text:p text:style-name="P1"><text:change-end text:change-id="ct1809665211856"/>Sections 3.1, 3.2, 3.3, and 3.4 are conditions of the licenses granted in Section<text:change-start text:change-id="ct1809665201488"/> <text:change-end text:change-id="ct1809665201488"/><text:change text:change-id="ct1809665211280"/>2.1.</text:p>
      <text:p text:style-name="P1"><text:change-start text:change-id="ct1809665215888"/></text:p>
      <text:p text:style-name="P1"><text:change-end text:change-id="ct1809665215888"/>3. Responsibilities</text:p>
      <text:p text:style-name="P1"><text:change-start text:change-id="ct1809665202064"/>--------------------</text:p>
      <text:p text:style-name="P1"/>
      <text:p text:style-name="P1"><text:change-end text:change-id="ct1809665202064"/>3.1. Distribution of Source Form</text:p>
      <text:p text:style-name="P1"><text:change-start text:change-id="ct1809665206096"/></text:p>
      <text:p text:style-name="P1"><text:change-end text:change-id="ct1809665206096"/>All distribution of Covered Software in Source Code Form, including any Modifications that You create or to which You contribute, must be under the terms of this License. You must inform recipients that the Source Code Form of the Covered Software is governed by the <text:soft-page-break/>terms of this License, and how they can obtain a copy of this License. You may not attempt to alter or restrict the recipients<text:change-start text:change-id="ct1809665200624"/>'<text:change-end text:change-id="ct1809665200624"/><text:change text:change-id="ct1809665202928"/> rights in the Source Code Form.</text:p>
      <text:p text:style-name="P1"><text:change-start text:change-id="ct1809665213872"/></text:p>
      <text:p text:style-name="P1"><text:change-end text:change-id="ct1809665213872"/>3.2. Distribution of Executable Form</text:p>
      <text:p text:style-name="P1"><text:change-start text:change-id="ct1809665208688"/></text:p>
      <text:p text:style-name="P1"><text:change-end text:change-id="ct1809665208688"/>If You distribute Covered Software in Executable Form then:</text:p>
      <text:p text:style-name="P1"><text:change-start text:change-id="ct1809665206672"/></text:p>
      <text:p text:style-name="P1">1. <text:s/><text:change-end text:change-id="ct1809665206672"/>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p text:style-name="P1"><text:change-start text:change-id="ct1809665217904"/></text:p>
      <text:p text:style-name="P1">2. <text:s/><text:change-end text:change-id="ct1809665217904"/>You may distribute such Executable Form under the terms of this License, or sublicense it under different terms, provided that the license for the Executable Form does not attempt to limit or alter the recipients<text:change-start text:change-id="ct1809665212144"/>'<text:change-end text:change-id="ct1809665212144"/><text:change text:change-id="ct1809665209264"/> rights in the Source Code Form under this License.</text:p>
      <text:p text:style-name="P1"><text:change-start text:change-id="ct1809665216464"/></text:p>
      <text:p text:style-name="P1"><text:change-end text:change-id="ct1809665216464"/>3.3. Distribution of a Larger Work</text:p>
      <text:p text:style-name="P1"><text:change-start text:change-id="ct1809665210992"/></text:p>
      <text:p text:style-name="P1"><text:change-end text:change-id="ct1809665210992"/>You may create and distribute a Larger Work under terms of Your choice, provided that You also comply with the requirements of this License for the Covered Software.</text:p>
      <text:p text:style-name="P1"/>
      <text:p text:style-name="P11"><text:change text:change-id="ct1809665205520"/><text:change-start text:change-id="ct1809873506256"/></text:p>
      <text:p text:style-name="P1"><text:change-end text:change-id="ct1809873506256"/><text:change text:change-id="ct1809873507984"/>3.4. Notices</text:p>
      <text:p text:style-name="P1"><text:change-start text:change-id="ct1809665216752"/></text:p>
      <text:p text:style-name="P1"><text:change-end text:change-id="ct1809665216752"/>You may not remove or alter the substance of any license notices (including copyright notices, patent notices, disclaimers of warranty, or limitations of liability) contained within the<text:span text:style-name="T3"> Source Code Form of the Covered Software, </text:span><text:change text:change-id="ct1809665209552"/><text:span text:style-name="T3"/></text:p>
      <text:p text:style-name="P1"><text:change-start text:change-id="ct1809665200912"/></text:p>
      <text:p text:style-name="P1">3.5. Application of Additional Terms</text:p>
      <text:p text:style-name="P1"><text:change-end text:change-id="ct1809665200912"/></text:p>
      <text:p text:style-name="P1">You may choose to offer, and to charge a fee for, warranty, support, indemnity or liability obligations to one or more recipients of Covered Software. However, You may do so only on</text:p>
      <text:p text:style-name="P1">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p text:style-name="P1"><text:change-start text:change-id="ct1809665201200"/></text:p>
      <text:p text:style-name="P1"><text:change-end text:change-id="ct1809665201200"/>4. Inability to Comply Due to Statute or Regulation</text:p>
      <text:p text:style-name="P1"><text:change-start text:change-id="ct1809665212720"/>----------------------------------------------------</text:p>
      <text:p text:style-name="P1"/>
      <text:p text:style-name="P1"><text:change-end text:change-id="ct1809665212720"/><text:soft-page-break/>If it is impossible for You to comply with any of the terms of this License with respect to some or all of the Covered Software due to statute, judicial order, or regulation then You must:<text:change-start text:change-id="ct1809873503664"/></text:p>
      <text:p text:style-name="P1"/>
      <text:p text:style-name="P1"><text:change-end text:change-id="ct1809873503664"/><text:change text:change-id="ct1809873511728"/><text:change-start text:change-id="ct1809873509424"/>1. <text:change-end text:change-id="ct1809873509424"/><text:s/>comply with the terms of this License to the maximum extent possible; and<text:change-start text:change-id="ct1809873506832"/></text:p>
      <text:p text:style-name="P1"/>
      <text:p text:style-name="P1"><text:change-end text:change-id="ct1809873506832"/><text:change text:change-id="ct1809873501072"/><text:change-start text:change-id="ct1809873499056"/>2. <text:s/><text:change-end text:change-id="ct1809873499056"/>describe the limitations and the code they affect.<text:change-start text:change-id="ct1809873504528"/></text:p>
      <text:p text:style-name="P1"/>
      <text:p text:style-name="P1"><text:change-end text:change-id="ct1809873504528"/>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p text:style-name="P1"><text:change-start text:change-id="ct1809665213296"/></text:p>
      <text:p text:style-name="P1"><text:change-end text:change-id="ct1809665213296"/>5. Termination</text:p>
      <text:p text:style-name="P1"><text:change-start text:change-id="ct1809665202640"/>---------------</text:p>
      <text:p text:style-name="P1"/>
      <text:p text:style-name="P1"><text:change-end text:change-id="ct1809665202640"/>5.1. The rights granted under this License will terminate automatically if You fail to comply with any of its terms. However, if You become compliant, then the rights granted under</text:p>
      <text:p text:style-name="P1">this License from a particular Contributor are reinstated<text:change-start text:change-id="ct1809873501648"/></text:p>
      <text:p text:style-name="P1"/>
      <text:p text:style-name="P1"><text:change-end text:change-id="ct1809873501648"/><text:change text:change-id="ct1809873496752"/><text:change-start text:change-id="ct1809873499344"/>1. <text:s/><text:change-end text:change-id="ct1809873499344"/>provisionally, unless and until such Contributor explicitly and finally terminates Your grants, and<text:change-start text:change-id="ct1809873501936"/></text:p>
      <text:p text:style-name="P1"/>
      <text:p text:style-name="P1"><text:change-end text:change-id="ct1809873501936"/><text:change text:change-id="ct1809873505680"/><text:change-start text:change-id="ct1809873500496"/>2. <text:s/><text:change-end text:change-id="ct1809873500496"/>on an ongoing basis, if such Contributor fails to notify You of the non-compliance by some reasonable means prior to 60 days after You have come back into compliance.<text:change-start text:change-id="ct1809873504816"/></text:p>
      <text:p text:style-name="P1"/>
      <text:p text:style-name="P1"><text:change-end text:change-id="ct1809873504816"/>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P1"/>
      <text:p text:style-name="P1">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P1"/>
      <text:p text:style-name="P1">5.3. In the event of termination under Sections 5.1 or 5.2 above, all end user license agreements (excluding distributors and resellers) which have been validly granted by You or Your distributors under this License prior to termination shall survive termination.</text:p>
      <text:p text:style-name="P1"><text:change-start text:change-id="ct1809665204080"/></text:p>
      <text:p text:style-name="P1"><text:change-end text:change-id="ct1809665204080"/>6. Disclaimer of Warranty</text:p>
      <text:p text:style-name="P1"><text:change-start text:change-id="ct1809665204368"/>--------------------------</text:p>
      <text:p text:style-name="P1"/>
      <text:p text:style-name="P1"><text:change-end text:change-id="ct1809665204368"/>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text:soft-page-break/>constitutes an essential part of this License. No use of any Covered Software is authorized under this License except under this disclaimer.</text:p>
      <text:p text:style-name="P1"><text:change-start text:change-id="ct1809665221936"/></text:p>
      <text:p text:style-name="P1"><text:change-end text:change-id="ct1809665221936"/>7. Limitation of Liability</text:p>
      <text:p text:style-name="P1"><text:change-start text:change-id="ct1809665225104"/>---------------------------</text:p>
      <text:p text:style-name="P1"/>
      <text:p text:style-name="P1"><text:change-end text:change-id="ct1809665225104"/>Under no circumstances and under no legal theory, whether tort (including negligence), contract, or otherwise, shall any Contributor, or anyone who distributes Covered Software as permitted above, be liable to You for any direct, indirect, special, incidental, or consequential</text:p>
      <text:p text:style-name="P1">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1"><text:change-start text:change-id="ct1809665220208"/></text:p>
      <text:p text:style-name="P1"><text:change-end text:change-id="ct1809665220208"/>8. Litigation</text:p>
      <text:p text:style-name="P1"><text:change-start text:change-id="ct1809665218768"/>--------------</text:p>
      <text:p text:style-name="P1"><text:change-end text:change-id="ct1809665218768"/></text:p>
      <text:p text:style-name="P1">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p text:style-name="P1"><text:change-start text:change-id="ct1809665227984"/></text:p>
      <text:p text:style-name="P1"><text:change-end text:change-id="ct1809665227984"/>9. Miscellaneous</text:p>
      <text:p text:style-name="P1"><text:change-start text:change-id="ct1809665232304"/>-----------------</text:p>
      <text:p text:style-name="P1"/>
      <text:p text:style-name="P1"><text:change-end text:change-id="ct1809665232304"/>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p text:style-name="P1"><text:change-start text:change-id="ct1809665228272"/></text:p>
      <text:p text:style-name="P1"><text:change-end text:change-id="ct1809665228272"/>10. Versions of the License</text:p>
      <text:p text:style-name="P1"><text:change-start text:change-id="ct1809665219056"/>----------------------------</text:p>
      <text:p text:style-name="P1"/>
      <text:p text:style-name="P1"><text:change-end text:change-id="ct1809665219056"/>10.1. New Versions</text:p>
      <text:p text:style-name="P1"><text:change-start text:change-id="ct1809665224240"/></text:p>
      <text:p text:style-name="P1">[Tiwaz Project](https://tiwaz.fyi/)<text:change-end text:change-id="ct1809665224240"/><text:change text:change-id="ct1809665230288"/> is the license steward. Except as provided in Section<text:change-start text:change-id="ct1809665219632"/> <text:change-end text:change-id="ct1809665219632"/><text:change text:change-id="ct1809665230576"/>10.3, no one other than the license steward has the right to modify or publish new versions of this License. Each version will be given a distinguishing version number.</text:p>
      <text:p text:style-name="P1"><text:change-start text:change-id="ct1809665220496"/></text:p>
      <text:p text:style-name="P1"><text:change-end text:change-id="ct1809665220496"/>10.2. Effect of New Versions</text:p>
      <text:p text:style-name="P1"><text:change-start text:change-id="ct1809665224528"/></text:p>
      <text:p text:style-name="P1">All distribution of <text:change-end text:change-id="ct1809665224528"/><text:change text:change-id="ct1809665220784"/>Covered Software <text:change-start text:change-id="ct1809665221072"/>must be solely <text:change-end text:change-id="ct1809665221072"/>under the terms of the <text:change-start text:change-id="ct1809665223088"/>specific <text:change-end text:change-id="ct1809665223088"/>version of <text:change-start text:change-id="ct1809665226832"/>this<text:change-end text:change-id="ct1809665226832"/><text:change text:change-id="ct1809665224816"/> License under which You originally received the Covered Software<text:change-start text:change-id="ct1809665232016"/>. This License does not grant permission to distribute Covered Software under any <text:soft-page-break/>other version of this License, including <text:change-end text:change-id="ct1809665232016"/><text:change text:change-id="ct1809665223664"/>any subsequent <text:change-start text:change-id="ct1809665221360"/>versions<text:change-end text:change-id="ct1809665221360"/><text:change text:change-id="ct1809665228560"/> published by the license steward.</text:p>
      <text:p text:style-name="P1"><text:change-start text:change-id="ct1809665228848"/></text:p>
      <text:p text:style-name="P1"><text:change-end text:change-id="ct1809665228848"/>10.3. Modified Versions</text:p>
      <text:p text:style-name="P1"><text:change-start text:change-id="ct1809665223376"/></text:p>
      <text:p text:style-name="P1"><text:change-end text:change-id="ct1809665223376"/>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p text:style-name="P1"><text:change-start text:change-id="ct1809665221648"/></text:p>
      <text:p text:style-name="P1"><text:change-end text:change-id="ct1809665221648"/><text:change text:change-id="ct1809665222800"/>Exhibit A - Source Code Form License Notice</text:p>
      <text:p text:style-name="P1"><text:change-start text:change-id="ct1809665227120"/>-------------------------------------------</text:p>
      <text:p text:style-name="P1"/>
      <text:p text:style-name="P14"><text:change-end text:change-id="ct1809665227120"/>This Source Code Form is subject to the terms of the <text:change-start text:change-id="ct1809665223952"/>Tiwaz License,version 1.0<text:change-end text:change-id="ct1809665223952"/><text:change text:change-id="ct1809665227408"/><text:span text:style-name="T3">If a copy of the</text:span><text:change text:change-id="ct1809873502800"/><text:change-start text:change-id="ct1809873507408"/><text:span text:style-name="T3"> Tiwaz License </text:span><text:change-end text:change-id="ct1809873507408"/><text:span text:style-name="T3">was not distributed with this file, You can obtain one at</text:span><text:change text:change-id="ct1809873494448"/><text:change text:change-id="ct1809873494736"/></text:p>
      <text:p text:style-name="P1"><text:a xlink:type="simple" xlink:href="https://tiwaz.fyi/licenses/tiwaz-license-version-1-0/" text:style-name="Internet_20_link" text:visited-style-name="Visited_20_Internet_20_Link"><text:change-start text:change-id="ct1809665225392"/>https://tiwaz.fyi/licenses/tiwaz-license-version-1-0/</text:a> or <text:a xlink:type="simple" xlink:href="https://github.com/tiwaz-license/version-1.0/" text:style-name="Internet_20_link" text:visited-style-name="Visited_20_Internet_20_Link">https://github.com/tiwaz-license/version-1.0/</text:a>. </text:p>
      <text:p text:style-name="P1"/>
      <text:p text:style-name="P1"><text:change-end text:change-id="ct1809665225392"/>If it is not possible or desirable to put the notice in a particular file, then You may include the notice in a location (such as a LICENSE file in a relevant directory) where a recipient would be likely to look for such a notice.</text:p>
      <text:p text:style-name="P1"><text:change-start text:change-id="ct1809665231152"/></text:p>
      <text:p text:style-name="P1"><text:change-end text:change-id="ct1809665231152"/>You may add additional accurate notices of copyright ownership.<text:change text:change-id="ct180966523144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8T07:03:29.100000000</meta:creation-date>
    <dc:date>2025-05-28T10:32:21.829000000</dc:date>
    <meta:editing-duration>PT1H7M45S</meta:editing-duration>
    <meta:editing-cycles>7</meta:editing-cycles>
    <meta:generator>LibreOffice/24.2.4.2$Windows_X86_64 LibreOffice_project/51a6219feb6075d9a4c46691dcfe0cd9c4fff3c2</meta:generator>
    <meta:document-statistic meta:table-count="0" meta:image-count="0" meta:object-count="0" meta:page-count="7" meta:paragraph-count="97" meta:word-count="2061" meta:character-count="13260" meta:non-whitespace-character-count="11275"/>
  </office:meta>
</office:document-meta>
</file>